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xmlns:officeooo="http://openoffice.org/2009/office" officeooo:rsid="001c9a43" officeooo:paragraph-rsid="001c9a43" style:font-name-asian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 <text:tab/> <text:tab/> <text:tab/></text:p>
      <text:p text:style-name="P1">Kotobaza</text:p>
      <text:p text:style-name="P1">Pewnego dnia jakiś znajomy zatrzymał mnie i powiedział ze złością w głosie:</text:p>
      <text:p text:style-name="P1">Do stu tysięcy pingwinów! Dlaczego baza danych u klienta przestała istnieć?</text:p>
      <text:p text:style-name="P1">Ale u którego klienta, Panie Adminie?</text:p>
      <text:p text:style-name="P1">U tego co wrócił tydzień temu ze Stanów i chciał mieć działającą bazę danych kotów z całego świata.</text:p>
      <text:p text:style-name="P1">Mój kot zrobił spacer po klawiaturze i usunął bazę. Przykro mi.</text:p>
      <text:p text:style-name="P1">Pan Rajesh Json jest bardzo niezadowolony! Jak to możliwe, że kot wpisał w konsoli DROP DATABASE ‘worldWideCat’ i do tego zatwierdził zmiany?!</text:p>
      <text:p text:style-name="P1">Mam alias do DROP DATABASE, bo to jest moje ulubione polecenie. A commita zrobiłem ja, nie wiedziałem, że on usunął bazę…</text:p>
      <text:p text:style-name="P1">Dobrze, przyjmuje Twoje wytłumaczenie. Ale Twoja stawka godzinowa spada o połowę. Pamiętaj dobro firmy jest najważniejsze.</text:p>
      <text:p text:style-name="P1">Ale Panie Kierowniku, My Friend, ja jestem tylko stażystą i nie zarabiam nic…</text:p>
      <text:p text:style-name="P1">Dobrze, to oddajesz kota firmie. Będzie pilnował serwerowni. A tak poza tym ... jutro będą KOTleciki na obiad.</text:p>
      <text:p text:style-name="P1"/>
      <text:p text:style-name="P1"/>
      <text:p text:style-name="P1"/>
      <text:p text:style-name="P1"/>
      <text:p text:style-name="P1"/>
      <text:p text:style-name="P1">Yaroslava Tkachuk</text:p>
      <text:p text:style-name="P1">Adam Palęga</text:p>
      <text:p text:style-name="P1"/>
      <text:p text:style-name="P1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xmlns:loext="urn:org:documentfoundation:names:experimental:office:xmlns:loext:1.0"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creation-date>2017-11-21T12:07:31.003000000</meta:creation-date>
    <dc:date>2020-12-04T16:09:24.819Z</dc:date>
    <meta:editing-cycles>4</meta:editing-cycles>
    <meta:generator>WebODF/0.5.9 Mozilla/5.0 (Windows NT 10.0; Win64; x64) AppleWebKit/537.36 (KHTML, like Gecko) Chrome/86.0.4240.198 Safari/537.36</meta:generator>
    <dc:creator>ODT-Annotate</dc:creator>
  </office:meta>
</office:document-meta>
</file>